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Cambria Math" svg:font-family="'Cambria Math'" style:font-adornments="Regular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adornments="Regular"/>
  </office:font-face-decls>
  <office:automatic-styles>
    <style:style style:name="Table1" style:family="table">
      <style:table-properties style:width="17.595cm" fo:margin-left="0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6.285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5.401cm"/>
    </style:style>
    <style:style style:name="Table1.1" style:family="table-row">
      <style:table-row-properties style:min-row-height="0.501cm" fo:background-color="transparent" fo:keep-together="auto">
        <style:background-image/>
      </style:table-row-properties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be480a" fo:padding="0cm" fo:border-left="none" fo:border-right="none" fo:border-top="0.75pt solid #009353" fo:border-bottom="none" style:writing-mode="page">
        <style:background-image/>
      </style:table-cell-properties>
    </style:style>
    <style:style style:name="Table1.D1" style:family="table-cell">
      <style:table-cell-properties fo:background-color="#be480a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C20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21" style:family="table-row">
      <style:table-row-properties fo:keep-together="auto"/>
    </style:style>
    <style:style style:name="Table1.C21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D33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34" style:family="table-row">
      <style:table-row-properties fo:keep-together="auto"/>
    </style:style>
    <style:style style:name="Table1.D34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5" style:family="table-row">
      <style:table-row-properties fo:keep-together="auto"/>
    </style:style>
    <style:style style:name="Table1.36" style:family="table-row">
      <style:table-row-properties fo:background-color="transparent" fo:keep-together="auto">
        <style:background-image/>
      </style:table-row-properties>
    </style:style>
    <style:style style:name="Table1.A3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36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1.C36" style:family="table-cell" style:data-style-name="N10000">
      <style:table-cell-properties fo:background-color="#ffb66c" fo:padding="0cm" fo:border-left="none" fo:border-right="none" fo:border-top="none" fo:border-bottom="0.75pt solid #009353" style:writing-mode="page">
        <style:background-image/>
      </style:table-cell-properties>
    </style:style>
    <style:style style:name="Table1.D36" style:family="table-cell" style:data-style-name="N10000">
      <style:table-cell-properties fo:background-color="#ffb66c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2" style:family="table" style:master-page-name="">
      <style:table-properties style:width="17.286cm" fo:margin-left="0.12cm" style:page-number="auto" table:align="left" style:shadow="none" style:may-break-between-rows="true" table:border-model="collapsing"/>
    </style:style>
    <style:style style:name="Table2.A" style:family="table-column">
      <style:table-column-properties style:column-width="3.9cm"/>
    </style:style>
    <style:style style:name="Table2.B" style:family="table-column">
      <style:table-column-properties style:column-width="13.38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2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4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5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6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7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8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9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0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1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4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5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6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7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8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19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20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21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B2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B2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A24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2.B24" style:family="table-cell" style:data-style-name="N1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Footnote">
      <style:text-properties officeooo:rsid="0014c8f4" officeooo:paragraph-rsid="0014c8f4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paragraph-rsid="000b276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officeooo:rsid="000afeab" officeooo:paragraph-rsid="000afea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libri" fo:font-size="12pt" fo:language="en" fo:country="GB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Heading_20_1">
      <style:text-properties fo:language="en" fo:country="GB"/>
    </style:style>
    <style:style style:name="P13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12dd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1a9b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1af7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1f0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paragraph-rsid="001af7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2dda8" officeooo:paragraph-rsid="0012dd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8a006" officeooo:paragraph-rsid="0018a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8a006" officeooo:paragraph-rsid="001f05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8a006" officeooo:paragraph-rsid="0018a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a9b21" officeooo:paragraph-rsid="001a9b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1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a9b21" officeooo:paragraph-rsid="001a9b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3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normal" officeooo:rsid="001af782" officeooo:paragraph-rsid="001af7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ext_20_body">
      <style:text-properties fo:font-size="11pt" officeooo:paragraph-rsid="001e2a01" style:font-size-asian="11pt" style:font-size-complex="11pt"/>
    </style:style>
    <style:style style:name="P29" style:family="paragraph" style:parent-style-name="Text_20_body">
      <style:text-properties fo:font-size="11pt" officeooo:paragraph-rsid="001f056b" style:font-size-asian="11pt" style:font-size-complex="11pt"/>
    </style:style>
    <style:style style:name="T1" style:family="text">
      <style:text-properties style:font-name="OpenSymbol" officeooo:rsid="0006b2a6" style:font-name-asian="OpenSymbol" style:font-name-complex="OpenSymbol"/>
    </style:style>
    <style:style style:name="T2" style:family="text">
      <style:text-properties fo:language="en" fo:country="GB"/>
    </style:style>
    <style:style style:name="T3" style:family="text">
      <style:text-properties officeooo:rsid="000b276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d6c1"/>
    </style:style>
    <style:style style:name="T6" style:family="text">
      <style:text-properties officeooo:rsid="0012dda8"/>
    </style:style>
    <style:style style:name="T7" style:family="text">
      <style:text-properties officeooo:rsid="001533d3"/>
    </style:style>
    <style:style style:name="T8" style:family="text">
      <style:text-properties officeooo:rsid="0018a006"/>
    </style:style>
    <style:style style:name="T9" style:family="text">
      <style:text-properties officeooo:rsid="0018bc3b"/>
    </style:style>
    <style:style style:name="T10" style:family="text">
      <style:text-properties officeooo:rsid="001a9b21"/>
    </style:style>
    <style:style style:name="T11" style:family="text">
      <style:text-properties style:font-name="Calibri"/>
    </style:style>
    <style:style style:name="T12" style:family="text">
      <style:text-properties style:font-name="Calibri" officeooo:rsid="001e2a01"/>
    </style:style>
    <style:style style:name="T13" style:family="text">
      <style:text-properties style:font-name="Calibri" fo:font-size="11pt" style:font-size-asian="11pt" style:font-size-complex="11pt"/>
    </style:style>
    <style:style style:name="T14" style:family="text">
      <style:text-properties style:font-name="Calibri" fo:font-size="11pt" officeooo:rsid="001e2a01" style:font-size-asian="11pt" style:font-size-complex="11pt"/>
    </style:style>
    <style:style style:name="T15" style:family="text">
      <style:text-properties style:font-name="Calibri" officeooo:rsid="0020d140"/>
    </style:style>
    <style:style style:name="T16" style:family="text">
      <style:text-properties officeooo:rsid="001af782"/>
    </style:style>
    <style:style style:name="T17" style:family="text">
      <style:text-properties officeooo:rsid="001e2a01"/>
    </style:style>
    <style:style style:name="T18" style:family="text">
      <style:text-properties style:font-name="OpenSymbol1" officeooo:rsid="001e2a01" style:font-name-asian="OpenSymbol1" style:font-name-complex="OpenSymbol1"/>
    </style:style>
    <style:style style:name="T19" style:family="text">
      <style:text-properties style:font-name="Calibri2" officeooo:rsid="001e2a01" style:font-name-asian="Noto Serif CJK SC" style:font-name-complex="Lohit Devanagari1"/>
    </style:style>
    <style:style style:name="T20" style:family="text">
      <style:text-properties style:font-name="Calibri2" officeooo:rsid="001f056b" style:font-name-asian="Noto Serif CJK SC" style:font-name-complex="Lohit Devanagari1"/>
    </style:style>
    <style:style style:name="T21" style:family="text">
      <style:text-properties style:font-name="Liberation Sans1" officeooo:rsid="001e2a01" style:font-name-asian="Noto Serif CJK SC" style:font-name-complex="Lohit Devanagari1"/>
    </style:style>
    <style:style style:name="T22" style:family="text">
      <style:text-properties officeooo:rsid="001f056b"/>
    </style:style>
    <style:style style:name="T23" style:family="text">
      <style:text-properties style:font-name="Cambria Math" officeooo:rsid="001f056b" style:font-name-asian="Cambria Math" style:font-name-complex="Cambria Math"/>
    </style:style>
    <style:style style:name="T24" style:family="text">
      <style:text-properties officeooo:rsid="0020d1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Opticka Keyboard Controls</text:h>
      <text:p text:style-name="P11">Opticka enables keyboard control during state machine tasks (Task Key) and also within the RFMapper module. Several of <text:span text:style-name="T3">the</text:span> <text:span text:style-name="T4">task keys</text:span> depend on the state machine task parameters, see the RFLocaliser protocol for an example that enables key/mouse RF mapping during a fixation task. Other keys depend on special hardware (eye shutter for example). <text:span text:style-name="T3">For the task, keys are normally only checked outside of stimulus presentation for performance reasons, you can set </text:span>tS.checkKeysDuringStimulus <text:span text:style-name="T3">to true to check constantly. </text:span></text:p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Task Key</text:p>
          </table:table-cell>
          <table:table-cell table:style-name="Table1.B1" office:value-type="string">
            <text:p text:style-name="P8">Action</text:p>
          </table:table-cell>
          <table:table-cell table:style-name="Table1.C1" office:value-type="string">
            <text:p text:style-name="P8">RFMapper Key</text:p>
          </table:table-cell>
          <table:table-cell table:style-name="Table1.D1" office:value-type="string">
            <text:p text:style-name="P8">Action</text:p>
          </table:table-cell>
        </table:table-row>
        <table:table-row table:style-name="Table1.2">
          <table:table-cell table:style-name="Table1.A2" office:value-type="string">
            <text:p text:style-name="P5">q</text:p>
          </table:table-cell>
          <table:table-cell table:style-name="Table1.B2" office:value-type="string">
            <text:p text:style-name="P5">Quit</text:p>
          </table:table-cell>
          <table:table-cell table:style-name="Table1.B2" office:value-type="string">
            <text:p text:style-name="P5">q</text:p>
          </table:table-cell>
          <table:table-cell table:style-name="Table1.D2" office:value-type="string">
            <text:p text:style-name="P5">Quit</text:p>
          </table:table-cell>
        </table:table-row>
        <table:table-row table:style-name="Table1.3">
          <table:table-cell table:style-name="Table1.A3" office:value-type="string">
            <text:p text:style-name="P4"><text:bookmark-start text:name="__DdeLink__1518_3497894586221"/><text:bookmark-start text:name="__DdeLink__1521_3497894586221"/><text:bookmark-start text:name="__DdeLink__1550_349789458611"/><text:span text:style-name="T1"></text:span><text:bookmark-end text:name="__DdeLink__1518_3497894586221"/><text:bookmark-end text:name="__DdeLink__1521_3497894586221"/><text:bookmark-end text:name="__DdeLink__1550_349789458611"/>Up Arrow</text:p>
          </table:table-cell>
          <table:table-cell table:style-name="Table1.B3" office:value-type="string">
            <text:p text:style-name="P5"><text:bookmark-start text:name="__DdeLink__1518_3497894586"/><text:bookmark-start text:name="__DdeLink__1527_3497894586"/><text:bookmark-start text:name="__DdeLink__1521_3497894586"/>↑<text:bookmark-end text:name="__DdeLink__1518_3497894586"/><text:bookmark-end text:name="__DdeLink__1527_3497894586"/><text:bookmark-end text:name="__DdeLink__1521_3497894586"/> chosen variable</text:p>
          </table:table-cell>
          <table:table-cell table:style-name="Table1.B3" office:value-type="string">
            <text:p text:style-name="P4"><text:bookmark-start text:name="__DdeLink__1518_349789458622"/><text:bookmark-start text:name="__DdeLink__1521_349789458622"/><text:bookmark-start text:name="__DdeLink__1550_34978945861"/><text:span text:style-name="T1"></text:span><text:bookmark-end text:name="__DdeLink__1518_349789458622"/><text:bookmark-end text:name="__DdeLink__1521_349789458622"/><text:bookmark-end text:name="__DdeLink__1550_34978945861"/>Up Arrow</text:p>
          </table:table-cell>
          <table:table-cell table:style-name="Table1.D3" office:value-type="string">
            <text:p text:style-name="P5"><text:bookmark-start text:name="__DdeLink__1518_34978945862"/><text:bookmark-start text:name="__DdeLink__1521_34978945862"/><text:bookmark-start text:name="__DdeLink__1550_3497894586"/>↑<text:bookmark-end text:name="__DdeLink__1518_34978945862"/><text:bookmark-end text:name="__DdeLink__1521_34978945862"/><text:bookmark-end text:name="__DdeLink__1550_3497894586"/> <text:s/>opacity</text:p>
          </table:table-cell>
        </table:table-row>
        <table:table-row table:style-name="Table1.4">
          <table:table-cell table:style-name="Table1.A2" office:value-type="string">
            <text:p text:style-name="P4"><text:span text:style-name="T1"></text:span>Down Arrow</text:p>
          </table:table-cell>
          <table:table-cell table:style-name="Table1.B2" office:value-type="string">
            <text:p text:style-name="P5">↓<text:bookmark text:name="__DdeLink__1541_3497894586"/> chosen variable</text:p>
          </table:table-cell>
          <table:table-cell table:style-name="Table1.B2" office:value-type="string">
            <text:p text:style-name="P4"><text:span text:style-name="T1"></text:span>Down Arrow</text:p>
          </table:table-cell>
          <table:table-cell table:style-name="Table1.D2" office:value-type="string">
            <text:p text:style-name="P5">↓ <text:s/>opacity</text:p>
          </table:table-cell>
        </table:table-row>
        <table:table-row table:style-name="Table1.5">
          <table:table-cell table:style-name="Table1.A3" office:value-type="string">
            <text:p text:style-name="P3"><text:span text:style-name="T1"></text:span>Left arrow</text:p>
          </table:table-cell>
          <table:table-cell table:style-name="Table1.B3" office:value-type="string">
            <text:p text:style-name="P5">↓<text:bookmark text:name="__DdeLink__1539_3497894586"/> variable value</text:p>
          </table:table-cell>
          <table:table-cell table:style-name="Table1.B3" office:value-type="string">
            <text:p text:style-name="P3"><text:span text:style-name="T1"></text:span>Left arrow</text:p>
          </table:table-cell>
          <table:table-cell table:style-name="Table1.D3" office:value-type="string">
            <text:p text:style-name="P5"><text:bookmark-start text:name="__DdeLink__1518_349789458621"/><text:bookmark-start text:name="__DdeLink__1521_34978945863"/><text:bookmark-start text:name="__DdeLink__1546_3497894586"/><text:bookmark-start text:name="__DdeLink__1518_34978945863"/><text:bookmark-start text:name="__DdeLink__1537_3497894586"/><text:bookmark-start text:name="__DdeLink__1521_349789458621"/>↑<text:bookmark-end text:name="__DdeLink__1518_349789458621"/><text:bookmark-end text:name="__DdeLink__1521_34978945863"/><text:bookmark-end text:name="__DdeLink__1546_3497894586"/><text:bookmark-end text:name="__DdeLink__1518_34978945863"/><text:bookmark-end text:name="__DdeLink__1537_3497894586"/><text:bookmark-end text:name="__DdeLink__1521_349789458621"/> <text:s/>angle</text:p>
          </table:table-cell>
        </table:table-row>
        <table:table-row table:style-name="Table1.6">
          <table:table-cell table:style-name="Table1.A2" office:value-type="string">
            <text:p text:style-name="P4"><text:span text:style-name="T1"></text:span>Right arrow</text:p>
          </table:table-cell>
          <table:table-cell table:style-name="Table1.B2" office:value-type="string">
            <text:p text:style-name="P5"><text:bookmark-start text:name="__DdeLink__1518_34978945861"/><text:bookmark-start text:name="__DdeLink__1523_3497894586"/><text:bookmark-start text:name="__DdeLink__1521_34978945861"/>↑<text:bookmark-end text:name="__DdeLink__1518_34978945861"/><text:bookmark-end text:name="__DdeLink__1523_3497894586"/><text:bookmark-end text:name="__DdeLink__1521_34978945861"/> variable value</text:p>
          </table:table-cell>
          <table:table-cell table:style-name="Table1.B2" office:value-type="string">
            <text:p text:style-name="P4"><text:span text:style-name="T1"></text:span>Right arrow</text:p>
          </table:table-cell>
          <table:table-cell table:style-name="Table1.D2" office:value-type="string">
            <text:p text:style-name="P5">↓ <text:s/>angle</text:p>
          </table:table-cell>
        </table:table-row>
        <table:table-row table:style-name="Table1.7">
          <table:table-cell table:style-name="Table1.A3" office:value-type="string">
            <text:p text:style-name="P5">&lt;</text:p>
          </table:table-cell>
          <table:table-cell table:style-name="Table1.B3" office:value-type="string">
            <text:p text:style-name="P5">previous stimulus</text:p>
          </table:table-cell>
          <table:table-cell table:style-name="Table1.B3" office:value-type="string">
            <text:p text:style-name="P5">c</text:p>
          </table:table-cell>
          <table:table-cell table:style-name="Table1.D3" office:value-type="string">
            <text:p text:style-name="P5">Show / hide cursor</text:p>
          </table:table-cell>
        </table:table-row>
        <table:table-row table:style-name="Table1.8">
          <table:table-cell table:style-name="Table1.A2" office:value-type="string">
            <text:p text:style-name="P5">&gt;</text:p>
          </table:table-cell>
          <table:table-cell table:style-name="Table1.B2" office:value-type="string">
            <text:p text:style-name="P5">next stimulus</text:p>
          </table:table-cell>
          <table:table-cell table:style-name="Table1.B2" office:value-type="string">
            <text:p text:style-name="P5">l</text:p>
          </table:table-cell>
          <table:table-cell table:style-name="Table1.D2" office:value-type="string">
            <text:p text:style-name="P5"><text:bookmark-start text:name="__DdeLink__1518_349789458641"/><text:bookmark-start text:name="__DdeLink__1527_349789458611"/><text:bookmark-start text:name="__DdeLink__1521_349789458641"/>↑<text:bookmark-end text:name="__DdeLink__1518_349789458641"/><text:bookmark-end text:name="__DdeLink__1527_349789458611"/><text:bookmark-end text:name="__DdeLink__1521_349789458641"/> length</text:p>
          </table:table-cell>
        </table:table-row>
        <table:table-row table:style-name="Table1.9">
          <table:table-cell table:style-name="Table1.A3" office:value-type="string">
            <text:p text:style-name="P5">r</text:p>
          </table:table-cell>
          <table:table-cell table:style-name="Table1.B3" office:value-type="string">
            <text:p text:style-name="P5"><text:span text:style-name="T5">r</text:span>eward <text:span text:style-name="T5">TTL</text:span></text:p>
          </table:table-cell>
          <table:table-cell table:style-name="Table1.B3" office:value-type="string">
            <text:p text:style-name="P5">k</text:p>
          </table:table-cell>
          <table:table-cell table:style-name="Table1.D3" office:value-type="string">
            <text:p text:style-name="P5">↓ length</text:p>
          </table:table-cell>
        </table:table-row>
        <table:table-row table:style-name="Table1.10">
          <table:table-cell table:style-name="Table1.A2" office:value-type="string">
            <text:p text:style-name="P5">=</text:p>
          </table:table-cell>
          <table:table-cell table:style-name="Table1.B2" office:value-type="string">
            <text:p text:style-name="P5">+X screen center</text:p>
          </table:table-cell>
          <table:table-cell table:style-name="Table1.B2" office:value-type="string">
            <text:p text:style-name="P5">j</text:p>
          </table:table-cell>
          <table:table-cell table:style-name="Table1.D2" office:value-type="string">
            <text:p text:style-name="P5"><text:bookmark-start text:name="__DdeLink__1518_349789458642"/><text:bookmark-start text:name="__DdeLink__1527_349789458612"/><text:bookmark-start text:name="__DdeLink__1521_349789458642"/>↑<text:bookmark-end text:name="__DdeLink__1518_349789458642"/><text:bookmark-end text:name="__DdeLink__1527_349789458612"/><text:bookmark-end text:name="__DdeLink__1521_349789458642"/> width</text:p>
          </table:table-cell>
        </table:table-row>
        <table:table-row table:style-name="Table1.11">
          <table:table-cell table:style-name="Table1.A3" office:value-type="string">
            <text:p text:style-name="P5">-</text:p>
          </table:table-cell>
          <table:table-cell table:style-name="Table1.B3" office:value-type="string">
            <text:p text:style-name="P5">-X screen center</text:p>
          </table:table-cell>
          <table:table-cell table:style-name="Table1.B3" office:value-type="string">
            <text:p text:style-name="P5">h</text:p>
          </table:table-cell>
          <table:table-cell table:style-name="Table1.D3" office:value-type="string">
            <text:p text:style-name="P5">↓ Width</text:p>
          </table:table-cell>
        </table:table-row>
        <table:table-row table:style-name="Table1.12">
          <table:table-cell table:style-name="Table1.A2" office:value-type="string">
            <text:p text:style-name="P5">]</text:p>
          </table:table-cell>
          <table:table-cell table:style-name="Table1.B2" office:value-type="string">
            <text:p text:style-name="P5">+Y screen center</text:p>
          </table:table-cell>
          <table:table-cell table:style-name="Table1.B2" office:value-type="string">
            <text:p text:style-name="P5">m</text:p>
          </table:table-cell>
          <table:table-cell table:style-name="Table1.D2" office:value-type="string">
            <text:p text:style-name="P5"><text:bookmark-start text:name="__DdeLink__1518_3497894586411"/><text:bookmark-start text:name="__DdeLink__1527_3497894586111"/><text:bookmark-start text:name="__DdeLink__1521_3497894586411"/>↑<text:bookmark-end text:name="__DdeLink__1518_3497894586411"/><text:bookmark-end text:name="__DdeLink__1527_3497894586111"/><text:bookmark-end text:name="__DdeLink__1521_3497894586411"/> size (square)</text:p>
          </table:table-cell>
        </table:table-row>
        <table:table-row table:style-name="Table1.13">
          <table:table-cell table:style-name="Table1.A3" office:value-type="string">
            <text:p text:style-name="P5">[</text:p>
          </table:table-cell>
          <table:table-cell table:style-name="Table1.B3" office:value-type="string">
            <text:p text:style-name="P5">-Y screen center</text:p>
          </table:table-cell>
          <table:table-cell table:style-name="Table1.B3" office:value-type="string">
            <text:p text:style-name="P5">n</text:p>
          </table:table-cell>
          <table:table-cell table:style-name="Table1.D3" office:value-type="string">
            <text:p text:style-name="P5">↓ size (square)</text:p>
          </table:table-cell>
        </table:table-row>
        <table:table-row table:style-name="Table1.14">
          <table:table-cell table:style-name="Table1.A2" office:value-type="string">
            <text:p text:style-name="P5">k</text:p>
          </table:table-cell>
          <table:table-cell table:style-name="Table1.B2" office:value-type="string">
            <text:p text:style-name="P5">↓ state time</text:p>
          </table:table-cell>
          <table:table-cell table:style-name="Table1.B2" office:value-type="string">
            <text:p text:style-name="P5">x</text:p>
          </table:table-cell>
          <table:table-cell table:style-name="Table1.D2" office:value-type="string">
            <text:p text:style-name="P5">Show / hide stimulus</text:p>
          </table:table-cell>
        </table:table-row>
        <table:table-row table:style-name="Table1.15">
          <table:table-cell table:style-name="Table1.A3" office:value-type="string">
            <text:p text:style-name="P5">l</text:p>
          </table:table-cell>
          <table:table-cell table:style-name="Table1.B3" office:value-type="string">
            <text:p text:style-name="P5"><text:bookmark-start text:name="__DdeLink__1518_34978945864"/><text:bookmark-start text:name="__DdeLink__1527_34978945861"/><text:bookmark-start text:name="__DdeLink__1521_34978945864"/>↑<text:bookmark-end text:name="__DdeLink__1518_34978945864"/><text:bookmark-end text:name="__DdeLink__1527_34978945861"/><text:bookmark-end text:name="__DdeLink__1521_34978945864"/> state time</text:p>
          </table:table-cell>
          <table:table-cell table:style-name="Table1.B3" office:value-type="string">
            <text:p text:style-name="P5">&lt;</text:p>
          </table:table-cell>
          <table:table-cell table:style-name="Table1.D3" office:value-type="string">
            <text:p text:style-name="P5">Decrease background intensity</text:p>
          </table:table-cell>
        </table:table-row>
        <table:table-row table:style-name="Table1.16">
          <table:table-cell table:style-name="Table1.A2" office:value-type="string">
            <text:p text:style-name="P5">y</text:p>
          </table:table-cell>
          <table:table-cell table:style-name="Table1.B2" office:value-type="string">
            <text:p text:style-name="P6"><text:span text:style-name="T3">[Eyelink|Tobii] </text:span>Calibrate eye-tracker</text:p>
          </table:table-cell>
          <table:table-cell table:style-name="Table1.B2" office:value-type="string">
            <text:p text:style-name="P5">&gt;</text:p>
          </table:table-cell>
          <table:table-cell table:style-name="Table1.D2" office:value-type="string">
            <text:p text:style-name="P5">Increase background intensity</text:p>
          </table:table-cell>
        </table:table-row>
        <table:table-row table:style-name="Table1.17">
          <table:table-cell table:style-name="Table1.A3" office:value-type="string">
            <text:p text:style-name="P5">u</text:p>
          </table:table-cell>
          <table:table-cell table:style-name="Table1.B3" office:value-type="string">
            <text:p text:style-name="P5"><text:span text:style-name="T3">[Eyelink|Tobii] Custom </text:span>Drift offset</text:p>
          </table:table-cell>
          <table:table-cell table:style-name="Table1.B3" office:value-type="string">
            <text:p text:style-name="P5">r / e</text:p>
          </table:table-cell>
          <table:table-cell table:style-name="Table1.D3" office:value-type="string">
            <text:p text:style-name="P5">More / less red</text:p>
          </table:table-cell>
        </table:table-row>
        <table:table-row table:style-name="Table1.18">
          <table:table-cell table:style-name="Table1.A2" office:value-type="string">
            <text:p text:style-name="P5">i</text:p>
          </table:table-cell>
          <table:table-cell table:style-name="Table1.B2" office:value-type="string">
            <text:p text:style-name="P5"><text:s/><text:span text:style-name="T3">[Eyelink] </text:span>Drift correct</text:p>
          </table:table-cell>
          <table:table-cell table:style-name="Table1.B2" office:value-type="string">
            <text:p text:style-name="P5">g / f</text:p>
          </table:table-cell>
          <table:table-cell table:style-name="Table1.D2" office:value-type="string">
            <text:p text:style-name="P5">More green</text:p>
          </table:table-cell>
        </table:table-row>
        <table:table-row table:style-name="Table1.19">
          <table:table-cell table:style-name="Table1.A3" office:value-type="string">
            <text:p text:style-name="P5">f</text:p>
          </table:table-cell>
          <table:table-cell table:style-name="Table1.B3" office:value-type="string">
            <text:p text:style-name="P5">Flash screen</text:p>
          </table:table-cell>
          <table:table-cell table:style-name="Table1.B3" office:value-type="string">
            <text:p text:style-name="P5">b / v</text:p>
          </table:table-cell>
          <table:table-cell table:style-name="Table1.D3" office:value-type="string">
            <text:p text:style-name="P5">More blue</text:p>
          </table:table-cell>
        </table:table-row>
        <table:table-row table:style-name="Table1.20">
          <table:table-cell table:style-name="Table1.A2" office:value-type="string">
            <text:p text:style-name="P5">g</text:p>
          </table:table-cell>
          <table:table-cell table:style-name="Table1.B2" office:value-type="string">
            <text:p text:style-name="P5">Engage grid</text:p>
          </table:table-cell>
          <table:table-cell table:style-name="Table1.C20" office:value-type="float" office:value="1">
            <text:p text:style-name="P5">1</text:p>
          </table:table-cell>
          <table:table-cell table:style-name="Table1.D2" office:value-type="string">
            <text:p text:style-name="P5">Change stimulus colour</text:p>
          </table:table-cell>
        </table:table-row>
        <table:table-row table:style-name="Table1.21">
          <table:table-cell table:style-name="Table1.A3" office:value-type="string">
            <text:p text:style-name="P5">z</text:p>
          </table:table-cell>
          <table:table-cell table:style-name="Table1.B3" office:value-type="string">
            <text:p text:style-name="P5">↓ fix init time</text:p>
          </table:table-cell>
          <table:table-cell table:style-name="Table1.C21" office:value-type="float" office:value="2">
            <text:p text:style-name="P5">2</text:p>
          </table:table-cell>
          <table:table-cell table:style-name="Table1.D3" office:value-type="string">
            <text:p text:style-name="P5">Change background colour</text:p>
          </table:table-cell>
        </table:table-row>
        <table:table-row table:style-name="Table1.22">
          <table:table-cell table:style-name="Table1.A2" office:value-type="string">
            <text:p text:style-name="P5">x</text:p>
          </table:table-cell>
          <table:table-cell table:style-name="Table1.B2" office:value-type="string">
            <text:p text:style-name="P5"><text:bookmark-start text:name="__DdeLink__1518_349789458611"/><text:bookmark-start text:name="__DdeLink__1523_34978945861"/><text:bookmark-start text:name="__DdeLink__1521_349789458611"/>↑<text:bookmark-end text:name="__DdeLink__1518_349789458611"/><text:bookmark-end text:name="__DdeLink__1523_34978945861"/><text:bookmark-end text:name="__DdeLink__1521_349789458611"/> fix init time</text:p>
          </table:table-cell>
          <table:table-cell table:style-name="Table1.C20" office:value-type="float" office:value="3">
            <text:p text:style-name="P5">3</text:p>
          </table:table-cell>
          <table:table-cell table:style-name="Table1.D2" office:value-type="string">
            <text:p text:style-name="P5">↓ scale texture</text:p>
          </table:table-cell>
        </table:table-row>
        <table:table-row table:style-name="Table1.23">
          <table:table-cell table:style-name="Table1.A3" office:value-type="string">
            <text:p text:style-name="P5">c</text:p>
          </table:table-cell>
          <table:table-cell table:style-name="Table1.B3" office:value-type="string">
            <text:p text:style-name="P5">↓ fix time</text:p>
          </table:table-cell>
          <table:table-cell table:style-name="Table1.C21" office:value-type="float" office:value="4">
            <text:p text:style-name="P5">4</text:p>
          </table:table-cell>
          <table:table-cell table:style-name="Table1.D3" office:value-type="string">
            <text:p text:style-name="P5"><text:bookmark-start text:name="__DdeLink__1518_34978945864111"/><text:bookmark-start text:name="__DdeLink__1527_34978945861111"/><text:bookmark-start text:name="__DdeLink__1521_34978945864111"/>↑<text:bookmark-end text:name="__DdeLink__1518_34978945864111"/><text:bookmark-end text:name="__DdeLink__1527_34978945861111"/><text:bookmark-end text:name="__DdeLink__1521_34978945864111"/> scale texture</text:p>
          </table:table-cell>
        </table:table-row>
        <table:table-row table:style-name="Table1.24">
          <table:table-cell table:style-name="Table1.A2" office:value-type="string">
            <text:p text:style-name="P5">v</text:p>
          </table:table-cell>
          <table:table-cell table:style-name="Table1.B2" office:value-type="string">
            <text:p text:style-name="P5"><text:bookmark-start text:name="__DdeLink__1518_349789458612"/><text:bookmark-start text:name="__DdeLink__1523_34978945862"/><text:bookmark-start text:name="__DdeLink__1521_349789458612"/>↑<text:bookmark-end text:name="__DdeLink__1518_349789458612"/><text:bookmark-end text:name="__DdeLink__1523_34978945862"/><text:bookmark-end text:name="__DdeLink__1521_349789458612"/> fix time</text:p>
          </table:table-cell>
          <table:table-cell table:style-name="Table1.C20" office:value-type="float" office:value="5">
            <text:p text:style-name="P5">5</text:p>
          </table:table-cell>
          <table:table-cell table:style-name="Table1.D2" office:value-type="string">
            <text:p text:style-name="P5">↓ spatial frequency</text:p>
          </table:table-cell>
        </table:table-row>
        <table:table-row table:style-name="Table1.25">
          <table:table-cell table:style-name="Table1.A3" office:value-type="string">
            <text:p text:style-name="P5">b</text:p>
          </table:table-cell>
          <table:table-cell table:style-name="Table1.B3" office:value-type="string">
            <text:p text:style-name="P5">↓ fix radius</text:p>
          </table:table-cell>
          <table:table-cell table:style-name="Table1.C21" office:value-type="float" office:value="6">
            <text:p text:style-name="P5">6</text:p>
          </table:table-cell>
          <table:table-cell table:style-name="Table1.D3" office:value-type="string">
            <text:p text:style-name="P5"><text:bookmark-start text:name="__DdeLink__1518_349789458641111"/><text:bookmark-start text:name="__DdeLink__1527_349789458611111"/><text:bookmark-start text:name="__DdeLink__1521_349789458641111"/>↑<text:bookmark-end text:name="__DdeLink__1518_349789458641111"/><text:bookmark-end text:name="__DdeLink__1527_349789458611111"/><text:bookmark-end text:name="__DdeLink__1521_349789458641111"/> spatial frequency</text:p>
          </table:table-cell>
        </table:table-row>
        <table:table-row table:style-name="Table1.26">
          <table:table-cell table:style-name="Table1.A2" office:value-type="string">
            <text:p text:style-name="P5">n</text:p>
          </table:table-cell>
          <table:table-cell table:style-name="Table1.B2" office:value-type="string">
            <text:p text:style-name="P5"><text:bookmark-start text:name="__DdeLink__1518_349789458613"/><text:bookmark-start text:name="__DdeLink__1523_34978945863"/><text:bookmark-start text:name="__DdeLink__1521_349789458613"/>↑<text:bookmark-end text:name="__DdeLink__1518_349789458613"/><text:bookmark-end text:name="__DdeLink__1523_34978945863"/><text:bookmark-end text:name="__DdeLink__1521_349789458613"/> fix radius</text:p>
          </table:table-cell>
          <table:table-cell table:style-name="Table1.B2" office:value-type="string">
            <text:p text:style-name="P5">/</text:p>
          </table:table-cell>
          <table:table-cell table:style-name="Table1.D2" office:value-type="string">
            <text:p text:style-name="P5">Phase reverse mode</text:p>
          </table:table-cell>
        </table:table-row>
        <table:table-row table:style-name="Table1.27">
          <table:table-cell table:style-name="Table1.A3" office:value-type="string">
            <text:p text:style-name="P5">p</text:p>
          </table:table-cell>
          <table:table-cell table:style-name="Table1.B3" office:value-type="string">
            <text:p text:style-name="P5">Toggle pause</text:p>
          </table:table-cell>
          <table:table-cell table:style-name="Table1.B3" office:value-type="string">
            <text:p text:style-name="P5">space</text:p>
          </table:table-cell>
          <table:table-cell table:style-name="Table1.D3" office:value-type="string">
            <text:p text:style-name="P5">Cycle texture type</text:p>
          </table:table-cell>
        </table:table-row>
        <table:table-row table:style-name="Table1.28">
          <table:table-cell table:style-name="Table1.A2" office:value-type="string">
            <text:p text:style-name="P5">;</text:p>
          </table:table-cell>
          <table:table-cell table:style-name="Table1.B2" office:value-type="string">
            <text:p text:style-name="P5">BREAK<text:note text:id="ftn1" text:note-class="footnote"><text:note-citation text:label="*">*</text:note-citation><text:note-body><text:p text:style-name="P1">Debug mode ONLY</text:p></text:note-body></text:note></text:p>
          </table:table-cell>
          <table:table-cell table:style-name="Table1.B2" office:value-type="string">
            <text:p text:style-name="P5">;</text:p>
          </table:table-cell>
          <table:table-cell table:style-name="Table1.D2" office:value-type="string">
            <text:p text:style-name="P5">Toggle show clicks</text:p>
          </table:table-cell>
        </table:table-row>
        <table:table-row table:style-name="Table1.29">
          <table:table-cell table:style-name="Table1.A3" office:value-type="string">
            <text:p text:style-name="P5">s</text:p>
          </table:table-cell>
          <table:table-cell table:style-name="Table1.B3" office:value-type="string">
            <text:p text:style-name="P5">Show cursor</text:p>
          </table:table-cell>
          <table:table-cell table:style-name="Table1.B3" office:value-type="string">
            <text:p text:style-name="P5">Right mouse click</text:p>
          </table:table-cell>
          <table:table-cell table:style-name="Table1.D3" office:value-type="string">
            <text:p text:style-name="P5">Store location</text:p>
          </table:table-cell>
        </table:table-row>
        <table:table-row table:style-name="Table1.30">
          <table:table-cell table:style-name="Table1.A2" office:value-type="string">
            <text:p text:style-name="P5">h</text:p>
          </table:table-cell>
          <table:table-cell table:style-name="Table1.B2" office:value-type="string">
            <text:p text:style-name="P5">Hide cursor</text:p>
          </table:table-cell>
          <table:table-cell table:style-name="Table1.B2" office:value-type="string">
            <text:p text:style-name="P5">‘</text:p>
          </table:table-cell>
          <table:table-cell table:style-name="Table1.D2" office:value-type="string">
            <text:p text:style-name="P5">Reset clicks</text:p>
          </table:table-cell>
        </table:table-row>
        <table:table-row table:style-name="Table1.31">
          <table:table-cell table:style-name="Table1.A3" office:value-type="string">
            <text:p text:style-name="P5">1</text:p>
          </table:table-cell>
          <table:table-cell table:style-name="Table1.B3" office:value-type="string">
            <text:p text:style-name="P5">Both eyes open<text:note text:id="ftn2" text:note-class="footnote"><text:note-citation text:label="§">§</text:note-citation><text:note-body><text:p text:style-name="P1">Needs eyeOccluder hardware</text:p></text:note-body></text:note></text:p>
          </table:table-cell>
          <table:table-cell table:style-name="Table1.B3" office:value-type="string">
            <text:p text:style-name="P7">a</text:p>
          </table:table-cell>
          <table:table-cell table:style-name="Table1.D3" office:value-type="string">
            <text:p text:style-name="P7">show/hide 1deg grid</text:p>
          </table:table-cell>
        </table:table-row>
        <table:table-row table:style-name="Table1.32"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>Both eyes close§</text:p>
          </table:table-cell>
          <table:table-cell table:style-name="Table1.B2" office:value-type="string">
            <text:p text:style-name="P7">s</text:p>
          </table:table-cell>
          <table:table-cell table:style-name="Table1.D2" office:value-type="string">
            <text:p text:style-name="P7">show/hide info text</text:p>
          </table:table-cell>
        </table:table-row>
        <table:table-row table:style-name="Table1.33">
          <table:table-cell table:style-name="Table1.A3" office:value-type="string">
            <text:p text:style-name="P5">3</text:p>
          </table:table-cell>
          <table:table-cell table:style-name="Table1.B3" office:value-type="string">
            <text:p text:style-name="P5">Right eye open§</text:p>
          </table:table-cell>
          <table:table-cell table:style-name="Table1.C21">
            <text:p text:style-name="P5"/>
          </table:table-cell>
          <table:table-cell table:style-name="Table1.D33">
            <text:p text:style-name="P5"/>
          </table:table-cell>
        </table:table-row>
        <table:table-row table:style-name="Table1.34"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5">Left eye open§</text:p>
          </table:table-cell>
          <table:table-cell table:style-name="Table1.C20">
            <text:p text:style-name="P5"/>
          </table:table-cell>
          <table:table-cell table:style-name="Table1.D34">
            <text:p text:style-name="P5"/>
          </table:table-cell>
        </table:table-row>
        <table:table-row table:style-name="Table1.35">
          <table:table-cell table:style-name="Table1.A3" office:value-type="string">
            <text:p text:style-name="P5">0 (zero)</text:p>
          </table:table-cell>
          <table:table-cell table:style-name="Table1.B3" office:value-type="string">
            <text:p text:style-name="P5">Capture screen*</text:p>
          </table:table-cell>
          <table:table-cell table:style-name="Table1.C21">
            <text:p text:style-name="P5"/>
          </table:table-cell>
          <table:table-cell table:style-name="Table1.D33">
            <text:p text:style-name="P5"/>
          </table:table-cell>
        </table:table-row>
        <table:table-row table:style-name="Table1.36">
          <table:table-cell table:style-name="Table1.A36" office:value-type="string">
            <text:p text:style-name="P2"/>
          </table:table-cell>
          <table:table-cell table:style-name="Table1.B36">
            <text:p text:style-name="P2"/>
          </table:table-cell>
          <table:table-cell table:style-name="Table1.C36">
            <text:p text:style-name="P2"/>
          </table:table-cell>
          <table:table-cell table:style-name="Table1.D36">
            <text:p text:style-name="P2"/>
          </table:table-cell>
        </table:table-row>
      </table:table>
      <text:p text:style-name="P10"/>
      <text:h text:style-name="Heading_20_2" text:outline-level="2"><text:soft-page-break/><text:span text:style-name="T2">Tobii Calibration Control (see </text:span><text:a xlink:type="simple" xlink:href="https://github.com/dcnieho/Titta" text:style-name="Internet_20_link" text:visited-style-name="Visited_20_Internet_20_Link">https://github.com/dcnieho/Titta</text:a><text:span text:style-name="T2">)</text:span></text:h>
      <text:p text:style-name="P28">Key depend<text:span text:style-name="T9">s</text:span> current mode <text:span text:style-name="T17">(</text:span><text:span text:style-name="T8">[shift] optional </text:span><text:span text:style-name="T9">modifier</text:span><text:span text:style-name="T17">)</text:span>: <text:s/></text:p>
      <text:p text:style-name="P29"><text:span text:style-name="T23">⊛</text:span> <text:span text:style-name="T24">or</text:span> <text:span text:style-name="T23">⊖</text:span> <text:span text:style-name="T12">= Auto </text:span><text:span text:style-name="T15">or </text:span><text:span text:style-name="T12">manual c</text:span><text:span text:style-name="T11">alibration </text:span><text:span text:style-name="T15">| </text:span><text:span text:style-name="T23">⊚</text:span> <text:span text:style-name="T17">= </text:span>Validation </text:p>
      <table:table table:name="Table2" table:style-name="Table2" table:template-name="Ian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Strong_20_Emphasis"><text:span text:style-name="T11">Calibration Key</text:span></text:span></text:p>
          </table:table-cell>
          <table:table-cell table:style-name="Table2.B1" office:value-type="string">
            <text:p text:style-name="P9"><text:span text:style-name="Strong_20_Emphasis"><text:span text:style-name="T11">Action</text:span></text:span></text:p>
          </table:table-cell>
        </table:table-row>
        <table:table-row table:style-name="Table2.1">
          <table:table-cell table:style-name="Table2.A2" office:value-type="string">
            <text:p text:style-name="P16"><text:span text:style-name="T10">s</text:span><text:span text:style-name="T7">hift </text:span><text:span text:style-name="T10">+ </text:span>e<text:span text:style-name="T10">scape</text:span></text:p>
          </table:table-cell>
          <table:table-cell table:style-name="Table2.B2" office:value-type="string">
            <text:p text:style-name="P24">Immediate exit (triggers error)</text:p>
          </table:table-cell>
        </table:table-row>
        <table:table-row table:style-name="Table2.1">
          <table:table-cell table:style-name="Table2.A3" office:value-type="string">
            <text:p text:style-name="P14"><text:span text:style-name="T10">s</text:span>hift + s</text:p>
          </table:table-cell>
          <table:table-cell table:style-name="Table2.B3" office:value-type="string">
            <text:p text:style-name="P13">Skip calibration</text:p>
          </table:table-cell>
        </table:table-row>
        <table:table-row table:style-name="Table2.1">
          <table:table-cell table:style-name="Table2.A2" office:value-type="string">
            <text:p text:style-name="P25">shift + d</text:p>
          </table:table-cell>
          <table:table-cell table:style-name="Table2.B4" office:value-type="string">
            <text:p text:style-name="P24">Subject screenshot</text:p>
          </table:table-cell>
        </table:table-row>
        <table:table-row table:style-name="Table2.1">
          <table:table-cell table:style-name="Table2.A3" office:value-type="string">
            <text:p text:style-name="P25">shift + o</text:p>
          </table:table-cell>
          <table:table-cell table:style-name="Table2.B5" office:value-type="string">
            <text:p text:style-name="P24">Operator screenshot</text:p>
          </table:table-cell>
        </table:table-row>
        <table:table-row table:style-name="Table2.1">
          <table:table-cell table:style-name="Table2.A2" office:value-type="string">
            <text:p text:style-name="P18"><text:span text:style-name="T23">⊛</text:span> <text:span text:style-name="T7">[shift] </text:span>e</text:p>
          </table:table-cell>
          <table:table-cell table:style-name="Table2.B6" office:value-type="string">
            <text:p text:style-name="P13">Toggle eye images</text:p>
          </table:table-cell>
        </table:table-row>
        <table:table-row table:style-name="Table2.1">
          <table:table-cell table:style-name="Table2.A3" office:value-type="string">
            <text:p text:style-name="P18"><text:span text:style-name="T23">⊛</text:span> space</text:p>
          </table:table-cell>
          <table:table-cell table:style-name="Table2.B7" office:value-type="string">
            <text:p text:style-name="P13">Start calibration</text:p>
          </table:table-cell>
        </table:table-row>
        <table:table-row table:style-name="Table2.1">
          <table:table-cell table:style-name="Table2.A2" office:value-type="string">
            <text:p text:style-name="P18"><text:span text:style-name="T23">⊛</text:span> p</text:p>
          </table:table-cell>
          <table:table-cell table:style-name="Table2.B8" office:value-type="string">
            <text:p text:style-name="P13">Goto previous calibration if available</text:p>
          </table:table-cell>
        </table:table-row>
        <table:table-row table:style-name="Table2.1">
          <table:table-cell table:style-name="Table2.A3" office:value-type="string">
            <text:p text:style-name="P18"><text:span text:style-name="T23">⊛</text:span> <text:span text:style-name="T6">c</text:span></text:p>
          </table:table-cell>
          <table:table-cell table:style-name="Table2.B9" office:value-type="string">
            <text:p text:style-name="P20">Choose eye</text:p>
          </table:table-cell>
        </table:table-row>
        <table:table-row table:style-name="Table2.1">
          <table:table-cell table:style-name="Table2.A2" office:value-type="string">
            <text:p text:style-name="P22"><text:span text:style-name="T23">⊖</text:span><text:span text:style-name="T18"> </text:span>1 - 9</text:p>
          </table:table-cell>
          <table:table-cell table:style-name="Table2.B10" office:value-type="string">
            <text:p text:style-name="P23">Manual calibration points</text:p>
          </table:table-cell>
        </table:table-row>
        <table:table-row table:style-name="Table2.1">
          <table:table-cell table:style-name="Table2.A3" office:value-type="string">
            <text:p text:style-name="P18"><text:span text:style-name="T23">⊖</text:span> <text:span text:style-name="T16">m</text:span></text:p>
          </table:table-cell>
          <table:table-cell table:style-name="Table2.B11" office:value-type="string">
            <text:p text:style-name="P26">Change mode <text:span text:style-name="T8"><text:s/>[manal </text:span>calibration<text:span text:style-name="T8">]</text:span></text:p>
          </table:table-cell>
        </table:table-row>
        <table:table-row table:style-name="Table2.1">
          <table:table-cell table:style-name="Table2.A2" office:value-type="string">
            <text:p text:style-name="P18"><text:span text:style-name="T23">⊖</text:span> <text:span text:style-name="T7">[shift] </text:span><text:span text:style-name="T8">h</text:span></text:p>
          </table:table-cell>
          <table:table-cell table:style-name="Table2.B12" office:value-type="string">
            <text:p text:style-name="P19">Toggle <text:span text:style-name="T8">head [manal </text:span><text:span text:style-name="T16">calibration</text:span><text:span text:style-name="T8">]</text:span></text:p>
          </table:table-cell>
        </table:table-row>
        <table:table-row table:style-name="Table2.1">
          <table:table-cell table:style-name="Table2.A3" office:value-type="string">
            <text:p text:style-name="P18"><text:span text:style-name="T23">⊖</text:span><text:span text:style-name="T16">s</text:span></text:p>
          </table:table-cell>
          <table:table-cell table:style-name="Table2.B13" office:value-type="string">
            <text:p text:style-name="P26">Snapshot <text:span text:style-name="T8"><text:s/>[manal </text:span>calibration<text:span text:style-name="T8">]</text:span></text:p>
          </table:table-cell>
        </table:table-row>
        <table:table-row table:style-name="Table2.1">
          <table:table-cell table:style-name="Table2.A2" office:value-type="string">
            <text:p text:style-name="P18"><text:span text:style-name="T23">⊖</text:span> <text:span text:style-name="T8">[shift] </text:span>g</text:p>
          </table:table-cell>
          <table:table-cell table:style-name="Table2.B14" office:value-type="string">
            <text:p text:style-name="P13">Toggle gaze visualisation; Shift=both screens</text:p>
          </table:table-cell>
        </table:table-row>
        <table:table-row table:style-name="Table2.1">
          <table:table-cell table:style-name="Table2.A3" office:value-type="string">
            <text:p text:style-name="P18"><text:span text:style-name="T23">⊚</text:span> escape</text:p>
          </table:table-cell>
          <table:table-cell table:style-name="Table2.B15" office:value-type="string">
            <text:p text:style-name="P13">Restart calibration</text:p>
          </table:table-cell>
        </table:table-row>
        <table:table-row table:style-name="Table2.1">
          <table:table-cell table:style-name="Table2.A2" office:value-type="string">
            <text:p text:style-name="P18"><text:span text:style-name="T23">⊚</text:span> v</text:p>
          </table:table-cell>
          <table:table-cell table:style-name="Table2.B16" office:value-type="string">
            <text:p text:style-name="P13">Restart a validation</text:p>
          </table:table-cell>
        </table:table-row>
        <table:table-row table:style-name="Table2.1">
          <table:table-cell table:style-name="Table2.A3" office:value-type="string">
            <text:p text:style-name="P18"><text:span text:style-name="T23">⊚</text:span> space</text:p>
          </table:table-cell>
          <table:table-cell table:style-name="Table2.B17" office:value-type="string">
            <text:p text:style-name="P13">Confirm calibration/validation &amp; Exit</text:p>
          </table:table-cell>
        </table:table-row>
        <table:table-row table:style-name="Table2.1">
          <table:table-cell table:style-name="Table2.A2" office:value-type="string">
            <text:p text:style-name="P18"><text:span text:style-name="T23">⊚</text:span> c</text:p>
          </table:table-cell>
          <table:table-cell table:style-name="Table2.B18" office:value-type="string">
            <text:p text:style-name="P13">Choose calibration if more than one available</text:p>
          </table:table-cell>
        </table:table-row>
        <table:table-row table:style-name="Table2.1">
          <table:table-cell table:style-name="Table2.A3" office:value-type="string">
            <text:p text:style-name="P18"><text:span text:style-name="T23">⊚ </text:span>s</text:p>
          </table:table-cell>
          <table:table-cell table:style-name="Table2.B19" office:value-type="string">
            <text:p text:style-name="P13">Return to Calibration mode</text:p>
          </table:table-cell>
        </table:table-row>
        <table:table-row table:style-name="Table2.1">
          <table:table-cell table:style-name="Table2.A2" office:value-type="string">
            <text:p text:style-name="P18"><text:span text:style-name="T23">⊚</text:span> <text:span text:style-name="T8">[shift] </text:span>g</text:p>
          </table:table-cell>
          <table:table-cell table:style-name="Table2.B20" office:value-type="string">
            <text:p text:style-name="P13">Toggle gaze visualisation; Shift=both screens</text:p>
          </table:table-cell>
        </table:table-row>
        <table:table-row table:style-name="Table2.1">
          <table:table-cell table:style-name="Table2.A3" office:value-type="string">
            <text:p text:style-name="P18"><text:span text:style-name="T23">⊚</text:span> t</text:p>
          </table:table-cell>
          <table:table-cell table:style-name="Table2.B21" office:value-type="string">
            <text:p text:style-name="P13">Toggle calibration / validation results display</text:p>
          </table:table-cell>
        </table:table-row>
        <table:table-row table:style-name="Table2.1">
          <table:table-cell table:style-name="Table2.A2" office:value-type="string">
            <text:p text:style-name="P18"><text:span text:style-name="T23">⊚</text:span> p</text:p>
          </table:table-cell>
          <table:table-cell table:style-name="Table2.B22" office:value-type="string">
            <text:p text:style-name="P13">Toggle validation / timeseries plot</text:p>
          </table:table-cell>
        </table:table-row>
        <table:table-row table:style-name="Table2.1">
          <table:table-cell table:style-name="Table2.A3" office:value-type="string">
            <text:p text:style-name="P18"><text:span text:style-name="T23">⊚</text:span> x</text:p>
          </table:table-cell>
          <table:table-cell table:style-name="Table2.B23" office:value-type="string">
            <text:p text:style-name="P13">Toggle screen / tracker space if setup</text:p>
          </table:table-cell>
        </table:table-row>
        <table:table-row table:style-name="Table2.1">
          <table:table-cell table:style-name="Table2.A24" office:value-type="string">
            <text:p text:style-name="P27"/>
          </table:table-cell>
          <table:table-cell table:style-name="Table2.B24">
            <text:p text:style-name="P2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Regular" style:font-family-generic="swiss" style:font-pitch="variable"/>
    <style:font-face style:name="Cambria Math" svg:font-family="'Cambria Math'" style:font-adornments="Regular"/>
    <style:font-face style:name="Graublau Sans" svg:font-family="'Graublau Sans'" style:font-family-generic="swiss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/>
    <style:font-face style:name="Liberation Sans1" svg:font-family="'Liberation Sans'" style:font-adornments="Regular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loext:opacity="0%" style:font-name="Greta Text Pro Reg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raublau Sans" fo:font-family="'Graubla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2" fo:font-family="Calibri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="Greta Sans Pro Reg" fo:font-family="'Greta Sans Pro Reg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reta Sans Pro Reg" fo:font-family="'Greta Sans Pro Reg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" fo:font-family="'Greta Sans Pro Reg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11pt" fo:language="en" fo:country="G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style="italic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Calibri1" fo:font-family="Calibri" style:font-style-name="Bold Italic" style:font-family-generic="swiss" style:font-pitch="variable" fo:font-style="italic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Ian.1" style:family="table-cell" style:data-style-name="N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2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Calibri" fo:font-family="Calibri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3" style:family="table-cell" style:data-style-name="N100">
      <style:table-cell-properties fo:border-lef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4" style:family="table-cell">
      <style:table-cell-properties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5" style:family="table-cell">
      <style:table-cell-properties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6" style:family="table-cell" style:data-style-name="N100">
      <style:table-cell-properties fo:background-color="#dddddd" fo:border-lef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7" style:family="table-cell">
      <style:table-cell-properties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8" style:family="table-cell">
      <style:table-cell-properties fo:background-color="#dddddd"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9" style:family="table-cell">
      <style:table-cell-properties fo:background-color="#dddddd"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10" style:family="table-cell">
      <style:table-cell-properties fo:background-color="#dddddd" fo:border-right="0.74pt solid #ce181e" fo:padding="0cm" fo:padding-left="0cm" fo:padding-right="0cm" fo:padding-top="0cm" fo:padding-bottom="0cm"/>
      <style:text-properties style:font-name="Calibri" fo:font-family="Calibri" style:font-family-generic="swiss" style:font-name-asian="Noto Serif CJK SC" style:font-family-asian="'Noto Serif CJK SC'" style:font-name-complex="Lohit Devanagari" style:font-family-complex="'Lohit Devanagari'"/>
    </style:style>
    <style:style style:name="Ian.11" style:family="table-cell" style:data-style-name="N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12" style:family="table-cell" style:data-style-name="N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13" style:family="table-cell" style:data-style-name="N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Calibri" fo:font-family="Calibri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Calibri" fo:font-family="Calibri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15" style:family="table-cell" style:data-style-name="N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Ian.16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Calibri" fo:font-family="Calibri" style:font-family-generic="swiss" style:font-weight-asian="bold" style:font-name-asian="Noto Serif CJK SC" style:font-family-asian="'Noto Serif CJK SC'" style:font-weight-complex="bold" style:font-name-complex="Lohit Devanagari" style:font-family-complex="'Lohit Devanagari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Ian" table:first-row-end-column="row" table:first-row-start-column="row" table:last-row-end-column="row" table:last-row-start-column="row">
      <table:first-row table:style-name="Ian.1"/>
      <table:last-row table:style-name="Ian.2"/>
      <table:first-column table:style-name="Ian.3"/>
      <table:last-column table:style-name="Ian.4"/>
      <table:body table:style-name="Ian.9"/>
      <table:even-rows table:style-name="Ian.5"/>
      <table:odd-rows table:style-name="Ian.6"/>
      <table:even-columns table:style-name="Ian.7"/>
      <table:odd-columns table:style-name="Ian.8"/>
      <table:background table:style-name="Ian.10"/>
      <loext:first-row-even-column table:style-name="Ian.15"/>
      <loext:last-row-even-column table:style-name="Ian.16"/>
      <loext:first-row-end-column table:style-name="Ian.12"/>
      <loext:first-row-start-column table:style-name="Ian.11"/>
      <loext:last-row-end-column table:style-name="Ian.14"/>
      <loext:last-row-start-column table:style-name="Ian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Andolina</meta:initial-creator>
    <meta:creation-date>2022-12-09T19:22:22.822939403</meta:creation-date>
    <dc:date>2023-05-09T14:04:37.472401800</dc:date>
    <dc:creator>Ian Andolina</dc:creator>
    <meta:editing-duration>PT7H18M52S</meta:editing-duration>
    <meta:editing-cycles>16</meta:editing-cycles>
    <meta:generator>LibreOffice/7.3.7.2$Linux_X86_64 LibreOffice_project/30$Build-2</meta:generator>
    <meta:printed-by>Ian Andolina</meta:printed-by>
    <meta:print-date>2023-03-22T08:32:41.929957729</meta:print-date>
    <meta:document-statistic meta:table-count="2" meta:image-count="0" meta:object-count="0" meta:page-count="2" meta:paragraph-count="187" meta:word-count="521" meta:character-count="2740" meta:non-whitespace-character-count="2403"/>
  </office:meta>
</office:document-meta>
</file>